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3cm" svg:y="15.4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7.1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9cm" svg:y1="8.8cm" svg:x2="4.9cm" svg:y2="9.8cm">
          <text:p/>
        </draw:line>
        <draw:circle draw:style-name="gr2" draw:text-style-name="P2" draw:layer="layout" svg:width="0.6cm" svg:height="0.6cm" svg:x="5.3cm" svg:y="8.9cm">
          <text:p text:style-name="P1"><text:span text:style-name="T1">Да</text:span></text:p>
        </draw:circle>
        <draw:line draw:style-name="gr1" draw:text-style-name="P1" draw:layer="layout" svg:x1="7cm" svg:y1="8cm" svg:x2="8.2cm" svg:y2="8cm">
          <text:p/>
        </draw:line>
        <draw:ellipse draw:style-name="gr2" draw:text-style-name="P2" draw:layer="layout" svg:width="0.8cm" svg:height="0.6cm" svg:x="7cm" svg:y="7.3cm">
          <text:p text:style-name="P1"><text:span text:style-name="T1">Нет</text:span></text:p>
        </draw:ellipse>
        <draw:line draw:style-name="gr1" draw:text-style-name="P1" draw:layer="layout" svg:x1="4.9cm" svg:y1="6.1cm" svg:x2="4.9cm" svg:y2="7.1cm">
          <text:p/>
        </draw:line>
        <draw:rect draw:style-name="gr2" draw:text-style-name="P2" draw:layer="layout" svg:width="5.7cm" svg:height="0.9cm" svg:x="8.3cm" svg:y="10.3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12.6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7.9cm" svg:y="18.3cm">
          <text:p text:style-name="P1"><text:span text:style-name="T1">Да</text:span></text:p>
        </draw:circle>
        <draw:custom-shape draw:style-name="gr3" draw:text-style-name="P2" draw:layer="layout" svg:width="4.2cm" svg:height="1.7cm" svg:x="2.8cm" svg:y="9.8cm">
          <text:p text:style-name="P1"><text:span text:style-name="T1">Верняя карта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1cm" svg:y="19.3cm">
          <text:p text:style-name="P1"><text:span text:style-name="T1">Да</text:span></text:p>
        </draw:circle>
        <draw:ellipse draw:style-name="gr2" draw:text-style-name="P2" draw:layer="layout" svg:width="0.8cm" svg:height="0.6cm" svg:x="7.2cm" svg:y="13.3cm">
          <text:p text:style-name="P1"><text:span text:style-name="T1">Нет</text:span></text:p>
        </draw:ellipse>
        <draw:line draw:style-name="gr1" draw:text-style-name="P1" draw:layer="layout" svg:x1="4.9cm" svg:y1="11.5cm" svg:x2="4.9cm" svg:y2="12.5cm">
          <text:p/>
        </draw:line>
        <draw:line draw:style-name="gr1" draw:text-style-name="P1" draw:layer="layout" svg:x1="14.3cm" svg:y1="6.8cm" svg:x2="5cm" svg:y2="7cm">
          <text:p/>
        </draw:line>
        <draw:line draw:style-name="gr1" draw:text-style-name="P1" draw:layer="layout" svg:x1="14cm" svg:y1="10.7cm" svg:x2="14.4cm" svg:y2="6.7cm">
          <text:p/>
        </draw:line>
        <draw:line draw:style-name="gr1" draw:text-style-name="P1" draw:layer="layout" svg:x1="4.8cm" svg:y1="16.7cm" svg:x2="4.8cm" svg:y2="17.5cm">
          <text:p/>
        </draw:line>
        <draw:line draw:style-name="gr1" draw:text-style-name="P1" draw:layer="layout" svg:x1="12.3cm" svg:y1="18.1cm" svg:x2="9.2cm" svg:y2="18.1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cm" svg:y="11.6cm">
          <text:p text:style-name="P1"><text:span text:style-name="T1">Да</text:span></text:p>
        </draw:circle>
        <draw:line draw:style-name="gr1" draw:text-style-name="P1" draw:layer="layout" svg:x1="7cm" svg:y1="10.7cm" svg:x2="8.2cm" svg:y2="10.7cm">
          <text:p/>
        </draw:line>
        <draw:ellipse draw:style-name="gr2" draw:text-style-name="P2" draw:layer="layout" svg:width="0.8cm" svg:height="0.6cm" svg:x="7cm" svg:y="9.8cm">
          <text:p text:style-name="P1"><text:span text:style-name="T1">Нет</text:span></text:p>
        </draw:ellipse>
        <draw:line draw:style-name="gr1" draw:text-style-name="P1" draw:layer="layout" svg:x1="7cm" svg:y1="13.4cm" svg:x2="8.2cm" svg:y2="10.8cm">
          <text:p/>
        </draw:line>
        <draw:line draw:style-name="gr1" draw:text-style-name="P1" draw:layer="layout" svg:x1="16.7cm" svg:y1="13.3cm" svg:x2="16.7cm" svg:y2="12.2cm">
          <text:p/>
        </draw:line>
        <draw:line draw:style-name="gr1" draw:text-style-name="P1" draw:layer="layout" svg:x1="4.9cm" svg:y1="14.3cm" svg:x2="4.9cm" svg:y2="15.4cm">
          <text:p/>
        </draw:line>
        <draw:circle draw:style-name="gr2" draw:text-style-name="P2" draw:layer="layout" svg:width="0.6cm" svg:height="0.6cm" svg:x="5cm" svg:y="14.3cm">
          <text:p text:style-name="P1"><text:span text:style-name="T1">Да</text:span></text:p>
        </draw:circle>
        <draw:rect draw:style-name="gr2" draw:text-style-name="P2" draw:layer="layout" svg:width="5.7cm" svg:height="1.3cm" svg:x="2.7cm" svg:y="20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7cm" svg:y="17.5cm">
          <text:p text:style-name="P2"><text:span text:style-name="T1">Карта «куда» &gt;</text:span></text:p>
          <text:p text:style-name="P2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8cm" svg:y1="19.2cm" svg:x2="4.8cm" svg:y2="20cm">
          <text:p/>
        </draw:line>
        <draw:rect draw:style-name="gr2" draw:text-style-name="P2" draw:layer="layout" svg:width="5.7cm" svg:height="1.3cm" svg:x="2.3cm" svg:y="4.6cm">
          <text:p text:style-name="P1"><text:span text:style-name="T1">Отмечание верхних карт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12T16:36:14.17</dc:date>
    <dc:creator>Serg Kab</dc:creator>
    <meta:editing-duration>PT7H23M13S</meta:editing-duration>
    <meta:editing-cycles>6</meta:editing-cycles>
    <meta:generator>OpenOffice/4.1.8$Win32 OpenOffice.org_project/418m3$Build-9803</meta:generator>
    <meta:document-statistic meta:object-count="34"/>
  </office:meta>
</office:document-meta>
</file>